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оретические вопросы по курсу «Алгоритмические основы мультимедийных технологий»</text:h>
      <text:list xml:id="list1419638621" text:style-name="L1">
        <text:list-item>
          <text:p text:style-name="P1">Мультимедиа. Её составляющие. Классификация по степени интерактивности.</text:p>
        </text:list-item>
        <text:list-item>
          <text:p text:style-name="P1">OpenGL. Его характеристика и особенности.</text:p>
        </text:list-item>
        <text:list-item>
          <text:p text:style-name="P1">Графический конвейер OpenGL.</text:p>
        </text:list-item>
        <text:list-item>
          <text:p text:style-name="P1">Машина состояний OpenGL.</text:p>
        </text:list-item>
        <text:list-item>
          <text:p text:style-name="P1">Использование матриц в OpenGL. Почему все матрицы имеют размерность 4*4?</text:p>
        </text:list-item>
        <text:list-item>
          <text:p text:style-name="P1">Анимация. Подходы к управлению скоростью анимации.</text:p>
        </text:list-item>
        <text:list-item>
          <text:p text:style-name="P1">Механизм двойной буферизации.</text:p>
        </text:list-item>
        <text:list-item>
          <text:p text:style-name="P1">Роль проекции в построении изображений на основе трёхмерной сцены.</text:p>
        </text:list-item>
        <text:list-item>
          <text:p text:style-name="P1">Буфер глубины.</text:p>
        </text:list-item>
        <text:list-item>
          <text:p text:style-name="P1">Буфер цвета.</text:p>
        </text:list-item>
        <text:list-item>
          <text:p text:style-name="P1">Буфер трафарета.</text:p>
        </text:list-item>
        <text:list-item>
          <text:p text:style-name="P1">Камера на трёхмерной сцене.</text:p>
        </text:list-item>
        <text:list-item>
          <text:p text:style-name="P1">Трёхмерные объекты. Семантический разрыв между представлением объектов и визуализацией.</text:p>
        </text:list-item>
        <text:list-item>
          <text:p text:style-name="P1">Освещение. Модель освещения. Виды моделей освещения.</text:p>
        </text:list-item>
        <text:list-item>
          <text:p text:style-name="P1">Способы закраски полигонов.</text:p>
        </text:list-item>
        <text:list-item>
          <text:p text:style-name="P1">Нормаль к вершине. Назначение и способы вычисления.</text:p>
        </text:list-item>
        <text:list-item>
          <text:p text:style-name="P1">Тексура. Текстурные координаты. Карта текстуры.</text:p>
        </text:list-item>
        <text:list-item>
          <text:p text:style-name="P1">Мипмэппинг.</text:p>
        </text:list-item>
        <text:list-item>
          <text:p text:style-name="P1">Трёхмерные модели. Способы их хранения.</text:p>
        </text:list-item>
        <text:list-item>
          <text:p text:style-name="P1">Анимация трёхмерных моделей. Скелетная анимация. Прямая и инверсная кинематика.</text:p>
        </text:list-item>
        <text:list-item>
          <text:p text:style-name="P1">Кубические сплайны. Построение поверхностей и тел вращения на основе кривых.</text:p>
        </text:list-item>
        <text:list-item>
          <text:p text:style-name="P1">Кривые Безье. Построение поверхностей и тел вращения на основе кривых.</text:p>
        </text:list-item>
        <text:list-item>
          <text:p text:style-name="P1">Что представляет собой двумерная графика в OpenGL?</text:p>
        </text:list-item>
        <text:list-item>
          <text:p text:style-name="P1">Спрайты.</text:p>
        </text:list-item>
        <text:list-item>
          <text:p text:style-name="P1">Фракталы. Фрактальная размерность.</text:p>
        </text:list-item>
        <text:list-item>
          <text:p text:style-name="P1">Система итерирующих функций для построения фрактала.</text:p>
        </text:list-item>
        <text:list-item>
          <text:p text:style-name="P1">Система Линдермайера для построения фрактала.</text:p>
        </text:list-item>
        <text:list-item>
          <text:p text:style-name="P1">Построение множества Мандельброта.</text:p>
        </text:list-item>
        <text:list-item>
          <text:p text:style-name="P1">Стереоизображение. Технологии построения и демонстрации.</text:p>
        </text:list-item>
        <text:list-item>
          <text:p text:style-name="P1">Насколько правильно говорить «фильм в 3D» или «3D-кинотеатр»?</text:p>
        </text:list-item>
        <text:list-item>
          <text:p text:style-name="P1">Шейдеры. Назначение и виды шейдеров.</text:p>
        </text:list-item>
        <text:list-item>
          <text:p text:style-name="P1">Фотонная карта.</text:p>
        </text:list-item>
        <text:list-item>
          <text:p text:style-name="P1"><text:soft-page-break/>Алгоритм трассировки луча.</text:p>
        </text:list-item>
        <text:list-item>
          <text:p text:style-name="P1">В чём различие между «затенением» и «тенью»?</text:p>
        </text:list-item>
        <text:list-item>
          <text:p text:style-name="P1">Основные методы моделирования теней (на уровне идей). </text:p>
        </text:list-item>
        <text:list-item>
          <text:p text:style-name="P1">Отражение. Основные методы моделирования отражений (на уровне идей).</text:p>
        </text:list-item>
        <text:list-item>
          <text:p text:style-name="P1">Что такое проблема двух зеркал? Как её решить?</text:p>
        </text:list-item>
        <text:list-item>
          <text:p text:style-name="P1">Прозрачность и преломление. Основные методы моделирования прозрачности (на уровне идей)</text:p>
        </text:list-item>
        <text:list-item>
          <text:p text:style-name="P1">Прозрачность и преломление. Основные методы моделирования преломления (на уровне идей).</text:p>
        </text:list-item>
        <text:list-item>
          <text:p text:style-name="P1">Каустика. Основные методы моделирования каустики (на уровне идей).</text:p>
        </text:list-item>
        <text:list-item>
          <text:p text:style-name="P1">Оптимизация процесса рендеринга. Алгоритм Z-буфера. Алгоритм художника.</text:p>
        </text:list-item>
        <text:list-item>
          <text:p text:style-name="P1">Почему алгоритм художника не применим, если используется альфа-смешивание?</text:p>
        </text:list-item>
        <text:list-item>
          <text:p text:style-name="P1">Оптимизация процесса рендеринга. Отсечение «задних» граней.</text:p>
        </text:list-item>
        <text:list-item>
          <text:p text:style-name="P1">Оптимизация процесса рендеринга. Отсечение по видимости.</text:p>
        </text:list-item>
        <text:list-item>
          <text:p text:style-name="P1">Оптимизация процесса рендеринга. Отсечение заслонённых объектов. Отличие данного подхода от алгоритма Z-буфера.</text:p>
        </text:list-item>
        <text:list-item>
          <text:p text:style-name="P1">Оптимизация процесса рендеринга. Портальный рендеринг.</text:p>
        </text:list-item>
        <text:list-item>
          <text:p text:style-name="P1">Оптимизация процесса рендеринга. Уровни детализации.</text:p>
        </text:list-item>
        <text:list-item>
          <text:p text:style-name="P1">Фильтрация изображений.</text:p>
        </text:list-item>
        <text:list-item>
          <text:p text:style-name="P1">Матрица конволюции.</text:p>
        </text:list-item>
        <text:list-item>
          <text:p text:style-name="P1">OpenAL. Его характеристика и особенности.</text:p>
        </text:list-item>
        <text:list-item>
          <text:p text:style-name="P1">Основные понятия OpenAL.</text:p>
        </text:list-item>
        <text:list-item>
          <text:p text:style-name="P1">Звук и музыка в мультимедийных система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cosaeder</meta:initial-creator>
    <meta:creation-date>2011-11-29T00:55:03</meta:creation-date>
    <dc:date>2011-11-29T01:30:56</dc:date>
    <dc:creator>icosaeder</dc:creator>
    <meta:editing-duration>PT00H35M54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2" meta:paragraph-count="53" meta:word-count="354" meta:character-count="2710"/>
  </office:meta>
</office:document-meta>
</file>